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40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06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79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5.15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70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5.8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3.96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297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23cm"/>
    </style:style>
    <style:style style:name="pr3" style:family="presentation" style:parent-style-name="Default-notes">
      <style:graphic-properties draw:fill-color="#ffffff" draw:auto-grow-height="true" fo:min-height="10.629cm"/>
    </style:style>
    <style:style style:name="pr4" style:family="presentation" style:parent-style-name="Default-outline1">
      <style:graphic-properties draw:fill-color="#ffffff" draw:auto-grow-height="true" fo:min-height="13.23cm"/>
    </style:style>
    <style:style style:name="pr5" style:family="presentation" style:parent-style-name="Default-notes">
      <style:graphic-properties draw:fill-color="#ffffff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text-properties fo:font-family="Courier" style:font-family-generic="modern" style:font-pitch="fixed"/>
    </style:style>
    <style:style style:name="P4" style:family="paragraph">
      <style:text-properties fo:font-family="Courier" style:font-family-generic="modern" style:font-pitch="fixed" fo:font-size="18pt"/>
    </style:style>
    <style:style style:name="P5" style:family="paragraph">
      <style:text-properties fo:font-family="Courier" style:font-family-generic="modern" style:font-pitch="fixed" fo:font-size="14pt"/>
    </style:style>
    <style:style style:name="T1" style:family="text">
      <style:text-properties fo:font-family="Courier" style:font-family-generic="modern" style:font-pitch="fixed"/>
    </style:style>
    <style:style style:name="T2" style:family="text">
      <style:text-properties fo:font-family="Courier" style:font-family-generic="modern" style:font-pitch="fixed" fo:font-size="18pt"/>
    </style:style>
    <style:style style:name="T3" style:family="text">
      <style:text-properties fo:color="#c0c0c0" fo:font-family="Courier" style:font-family-generic="modern" style:font-pitch="fixed" fo:font-size="18pt"/>
    </style:style>
    <style:style style:name="T4" style:family="text">
      <style:text-properties fo:font-family="Courier" style:font-family-generic="modern" style:font-pitch="fixed" fo:font-size="14pt"/>
    </style:style>
    <style:style style:name="T5" style:family="text">
      <style:text-properties fo:font-family="Courier" style:font-family-generic="modern" style:font-pitch="fixed" fo:font-size="14pt" fo:font-weight="bold"/>
    </style:style>
    <style:style style:name="T6" style:family="text">
      <style:text-properties fo:font-family="Courier" style:font-family-generic="modern" style:font-pitch="fixed" fo:font-size="14pt" fo:font-weight="normal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Serialization 2: Valuetype Code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3.911cm" svg:height="3.507cm" svg:x="2.058cm" svg:y="1.743cm" presentation:class="title">
          <draw:text-box>
            <text:p text:style-name="P1">Serialization 2: Valuetype Code</text:p>
          </draw:text-box>
        </draw:frame>
        <draw:frame presentation:style-name="pr2" draw:text-style-name="P1" draw:layer="layout" svg:width="23.911cm" svg:height="13.23cm" svg:x="2.058cm" svg:y="5.838cm" presentation:class="subtitle">
          <draw:text-box>
            <text:p text:style-name="P1">CDROutputStreams</text:p>
            <text:p text:style-name="P1">May 30, 2002</text:p>
          </draw:text-box>
        </draw:frame>
        <presentation:notes draw:style-name="dp2">
          <draw:page-thumbnail draw:style-name="gr1" draw:layer="layout" svg:width="12.767cm" svg:height="9.575cm" svg:x="4.411cm" svg:y="2.794cm" draw:page-number="1"/>
          <draw:frame presentation:style-name="pr3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Review" draw:style-name="dp1" draw:master-page-name="Default" presentation:presentation-page-layout-name="AL2T1">
        <draw:frame presentation:style-name="pr1" draw:text-style-name="P1" draw:layer="layout" svg:width="23.911cm" svg:height="3.507cm" svg:x="2.058cm" svg:y="1.743cm" presentation:class="title">
          <draw:text-box>
            <text:p text:style-name="P1">Review</text:p>
          </draw:text-box>
        </draw:frame>
        <draw:frame presentation:style-name="pr4" draw:text-style-name="P2" draw:layer="layout" svg:width="23.911cm" svg:height="13.23cm" svg:x="2.058cm" svg:y="5.838cm" presentation:class="outline">
          <draw:text-box>
            <text:list text:style-name="L3">
              <text:list-item>
                <text:p text:style-name="P2">Valuetypes are encoded as a value tag plus optional codebase and repository ID strings</text:p>
              </text:list-item>
            </text:list>
            <text:list text:style-name="L3">
              <text:list-item>
                <text:p text:style-name="P2">Chunks are never nested (so close before any value tag)</text:p>
              </text:list-item>
            </text:list>
            <text:list text:style-name="L3">
              <text:list-item>
                <text:p text:style-name="P2">Chunks cannot split primitives, arrays of primitives, strings, wstrings, or indirections</text:p>
              </text:list-item>
            </text:list>
            <text:list text:style-name="L3">
              <text:list-item>
                <text:p text:style-name="P2">Chunks may span fragment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CDROutputStreams" draw:style-name="dp1" draw:master-page-name="Default" presentation:presentation-page-layout-name="AL2T1">
        <draw:frame presentation:style-name="pr1" draw:text-style-name="P1" draw:layer="layout" svg:width="23.911cm" svg:height="3.507cm" svg:x="2.058cm" svg:y="1.743cm" presentation:class="title">
          <draw:text-box>
            <text:p text:style-name="P1">CDROutputStreams</text:p>
          </draw:text-box>
        </draw:frame>
        <draw:frame presentation:style-name="pr4" draw:text-style-name="P2" draw:layer="layout" svg:width="23.911cm" svg:height="13.23cm" svg:x="2.058cm" svg:y="5.838cm" presentation:class="outline">
          <draw:text-box>
            <text:list text:style-name="L3">
              <text:list-item>
                <text:p text:style-name="P2">CDROutputStream_1_0 is original CDROutputStream, containing most valuetype code</text:p>
              </text:list-item>
            </text:list>
            <text:list text:style-name="L3">
              <text:list-item>
                <text:p text:style-name="P2">CDROutputStream_1_1 and 1_2 override certain methods to better handle fragmentation</text:p>
              </text:list-item>
            </text:list>
            <text:list text:style-name="L3">
              <text:list-item>
                <text:p text:style-name="P2">CDROutputStream_1_1 does not handle chunking with fragmentation at all (thus we don't really support this)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CDROutputStream_1_0 vars" draw:style-name="dp1" draw:master-page-name="Default" presentation:presentation-page-layout-name="AL3T19">
        <draw:frame presentation:style-name="pr1" draw:text-style-name="P1" draw:layer="layout" svg:width="23.911cm" svg:height="3.507cm" svg:x="2.058cm" svg:y="1.743cm" presentation:class="title">
          <draw:text-box>
            <text:p text:style-name="P1">CDROutputStream_1_0 vars</text:p>
          </draw:text-box>
        </draw:frame>
        <draw:frame draw:style-name="gr2" draw:text-style-name="P3" draw:layer="layout" svg:width="25.259cm" svg:height="8.344cm" svg:x="1.552cm" svg:y="5.609cm">
          <draw:text-box>
            <text:p text:style-name="P1"><text:span text:style-name="T1">int end_flag</text:span></text:p>
            <text:p text:style-name="P1"><text:span text:style-name="T1">int chunkedValueNestingLevel</text:span></text:p>
            <text:p text:style-name="P1"><text:span text:style-name="T1">int end_flag_position</text:span></text:p>
            <text:p text:style-name="P1"><text:span text:style-name="T1">int end_flag_index</text:span></text:p>
            <text:p text:style-name="P1"><text:span text:style-name="T1"/></text:p>
            <text:p text:style-name="P1"><text:span text:style-name="T1">int blockSizeIndex ------ UNUSED</text:span></text:p>
            <text:p text:style-name="P1"><text:span text:style-name="T1">int blockSizePosition</text:span></text:p>
            <text:p text:style-name="P1"><text:span text:style-name="T1">boolean mustChunk</text:span></text:p>
            <text:p text:style-name="P1"><text:span text:style-name="T1">boolean inBlock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End tag variables" draw:style-name="dp1" draw:master-page-name="Default" presentation:presentation-page-layout-name="AL3T19">
        <draw:frame presentation:style-name="pr1" draw:text-style-name="P1" draw:layer="layout" svg:width="23.911cm" svg:height="3.507cm" svg:x="2.058cm" svg:y="1.743cm" presentation:class="title">
          <draw:text-box>
            <text:p text:style-name="P1">End tag variables</text:p>
          </draw:text-box>
        </draw:frame>
        <draw:frame draw:style-name="gr3" draw:text-style-name="P3" draw:layer="layout" svg:width="26.564cm" svg:height="3.709cm" svg:x="0.846cm" svg:y="4.481cm">
          <draw:text-box>
            <text:p text:style-name="P1"><text:span text:style-name="T1">end_flag</text:span></text:p>
            <text:p text:style-name="P1"><text:span text:style-name="T1">chunkedValueNestingLevel</text:span></text:p>
            <text:p text:style-name="P1"><text:span text:style-name="T1">end_flag_position</text:span></text:p>
            <text:p text:style-name="P1"><text:span text:style-name="T1">end_flag_index</text:span></text:p>
          </draw:text-box>
        </draw:frame>
        <draw:frame draw:style-name="gr4" draw:layer="layout" svg:width="26.317cm" svg:height="10.241cm" svg:x="0.776cm" svg:y="8.432cm">
          <draw:text-box>
            <text:p text:style-name="P1">end_flag and chunkedValueNestingLevel track how many valuetypes enclose the one that we're currently working on. <text:s/>end_flag includes all, but chunkedValueNestingLevel includes only chunked valuetypes (interop resolution 3526)</text:p>
            <text:p text:style-name="P1"/>
            <text:p text:style-name="P1">end_flag_position tracks the stream position of the last end tag written while end_flag_index is the last buffer index. <text:s/>If we're writing a new end tag at the same position AND index, then we can perform end tag compaction</text:p>
            <text:p text:style-name="P1"/>
            <text:p text:style-name="P1">NOTE: end tags are ONLY written for custom marshaled valuetypes</text:p>
          </draw:text-box>
        </draw:frame>
        <presentation:notes draw:style-name="dp2">
          <draw:page-thumbnail draw:style-name="gr1" draw:layer="layout" svg:width="12.767cm" svg:height="9.575cm" svg:x="4.411cm" svg:y="2.794cm" draw:page-number="5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Chunking variables (non-frag)" draw:style-name="dp1" draw:master-page-name="Default" presentation:presentation-page-layout-name="AL3T19">
        <draw:frame presentation:style-name="pr1" draw:text-style-name="P1" draw:layer="layout" svg:width="23.911cm" svg:height="3.507cm" svg:x="2.058cm" svg:y="1.743cm" presentation:class="title">
          <draw:text-box>
            <text:p text:style-name="P1">Chunking variables (non-frag)</text:p>
          </draw:text-box>
        </draw:frame>
        <draw:frame draw:style-name="gr3" draw:text-style-name="P3" draw:layer="layout" svg:width="25.965cm" svg:height="3.709cm" svg:x="0.987cm" svg:y="4.904cm">
          <draw:text-box>
            <text:p text:style-name="P1"><text:span text:style-name="T1">blockSizeIndex ------ UNUSED</text:span></text:p>
            <text:p text:style-name="P1"><text:span text:style-name="T1">blockSizePosition</text:span></text:p>
            <text:p text:style-name="P1"><text:span text:style-name="T1">mustChunk</text:span></text:p>
            <text:p text:style-name="P1"><text:span text:style-name="T1">inBlock</text:span></text:p>
          </draw:text-box>
        </draw:frame>
        <draw:frame draw:style-name="gr4" draw:layer="layout" svg:width="26.458cm" svg:height="10.241cm" svg:x="0.705cm" svg:y="8.608cm">
          <draw:text-box>
            <text:p text:style-name="P1"/>
            <text:p text:style-name="P1">inBlock tells us if we're currently writing data within a chunk</text:p>
            <text:p text:style-name="P1"/>
            <text:p text:style-name="P1">mustChunk tells recursive calls to write_value that they also need to use chunking, even if the valuetypes wouldn't normally be custom marshaled</text:p>
            <text:p text:style-name="P1"/>
            <text:p text:style-name="P1">blockSizePosition tracks the stream position of the last chunk length reserved. This is necessary since we have to go back and write the chunk length when we can compute it – at the beginning, it is merely reserved as a CORBA long of value 0</text:p>
          </draw:text-box>
        </draw:frame>
        <presentation:notes draw:style-name="dp2">
          <draw:page-thumbnail draw:style-name="gr1" draw:layer="layout" svg:width="12.767cm" svg:height="9.575cm" svg:x="4.411cm" svg:y="2.794cm" draw:page-number="6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Valuetype code 1 (write_value)" draw:style-name="dp1" draw:master-page-name="Default" presentation:presentation-page-layout-name="AL3T19">
        <draw:frame presentation:style-name="pr1" draw:text-style-name="P1" draw:layer="layout" svg:width="23.911cm" svg:height="3.507cm" svg:x="2.058cm" svg:y="1.743cm" presentation:class="title">
          <draw:text-box>
            <text:p text:style-name="P1">Valuetype code 1 (write_value)</text:p>
          </draw:text-box>
        </draw:frame>
        <draw:frame draw:style-name="gr5" draw:text-style-name="P4" draw:layer="layout" svg:width="25.824cm" svg:height="13.206cm" svg:x="1.093cm" svg:y="4.481cm">
          <draw:text-box>
            <text:p text:style-name="P1"><text:span text:style-name="T2"/></text:p>
            <text:p text:style-name="P1"><text:span text:style-name="T2"/></text:p>
            <text:p text:style-name="P1"><text:span text:style-name="T2">write_value</text:span></text:p>
            <text:p text:style-name="P1"><text:span text:style-name="T2"><text:s text:c="8"/></text:span><text:span text:style-name="T2">handle null and indirections without closing chunk</text:span></text:p>
            <text:p text:style-name="P1"><text:span text:style-name="T2"><text:s text:c="8"/></text:span><text:span text:style-name="T2">saves mustChunk as method local oldMustChunk</text:span></text:p>
            <text:p text:style-name="P1"><text:span text:style-name="T2"><text:s text:c="8"/></text:span><text:span text:style-name="T2">if inBlock</text:span></text:p>
            <text:p text:style-name="P1"><text:span text:style-name="T2"><text:s text:c="16"/></text:span><text:span text:style-name="T2">end_block</text:span></text:p>
            <text:p text:style-name="P1"><text:span text:style-name="T2"><text:s text:c="8"/></text:span><text:span text:style-name="T2">write value tag, codebase, rep id(s)</text:span></text:p>
            <text:p text:style-name="P1"><text:span text:style-name="T2"><text:s text:c="8"/></text:span><text:span text:style-name="T2">if mustChunk or custom marshaled</text:span></text:p>
            <text:p text:style-name="P1"><text:span text:style-name="T2"><text:s text:c="16"/></text:span><text:span text:style-name="T2">mustChunk = true</text:span></text:p>
            <text:p text:style-name="P1"><text:span text:style-name="T2"><text:s text:c="16"/></text:span><text:span text:style-name="T2">end_flag--</text:span></text:p>
            <text:p text:style-name="P1"><text:span text:style-name="T2"><text:s text:c="16"/></text:span><text:span text:style-name="T2">customValueNestingLevel--</text:span></text:p>
            <text:p text:style-name="P1"><text:span text:style-name="T2"><text:s text:c="16"/></text:span><text:span text:style-name="T2">start_block</text:span></text:p>
            <text:p text:style-name="P1"><text:span text:style-name="T2"><text:s text:c="16"/></text:span><text:span text:style-name="T2">write the data</text:span></text:p>
            <text:p text:style-name="P1"><text:span text:style-name="T2"><text:s text:c="16"/></text:span><text:span text:style-name="T2">end_block</text:span></text:p>
            <text:p text:style-name="P1"><text:span text:style-name="T2"><text:s text:c="16"/></text:span><text:span text:style-name="T2">writeEndTag</text:span></text:p>
            <text:p text:style-name="P1"><text:span text:style-name="T2"><text:s text:c="8"/></text:span><text:span text:style-name="T2">restores mustChunk</text:span></text:p>
            <text:p text:style-name="P1"><text:span text:style-name="T2"><text:s text:c="8"/></text:span><text:span text:style-name="T2">if mustChunk</text:span></text:p>
            <text:p text:style-name="P1"><text:span text:style-name="T2"><text:s text:c="16"/></text:span><text:span text:style-name="T2">start_block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7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Valuetype code 2 (block methods)" draw:style-name="dp1" draw:master-page-name="Default" presentation:presentation-page-layout-name="AL3T19">
        <draw:frame presentation:style-name="pr1" draw:text-style-name="P1" draw:layer="layout" svg:width="23.911cm" svg:height="3.507cm" svg:x="2.058cm" svg:y="1.743cm" presentation:class="title">
          <draw:text-box>
            <text:p text:style-name="P1">Valuetype code 2 (block methods)</text:p>
          </draw:text-box>
        </draw:frame>
        <draw:frame draw:style-name="gr6" draw:text-style-name="P4" draw:layer="layout" svg:width="26.106cm" svg:height="11.121cm" svg:x="1.128cm" svg:y="5.08cm">
          <draw:text-box>
            <text:p text:style-name="P1"><text:span text:style-name="T2"/></text:p>
            <text:p text:style-name="P1"><text:span text:style-name="T2">start_block</text:span></text:p>
            <text:p text:style-name="P1"><text:span text:style-name="T2"><text:s text:c="8"/></text:span><text:span text:style-name="T2">saves space for long chunk length</text:span></text:p>
            <text:p text:style-name="P1"><text:span text:style-name="T2"><text:s text:c="8"/></text:span><text:span text:style-name="T2">inBlock = true</text:span></text:p>
            <text:p text:style-name="P1"><text:span text:style-name="T2"><text:s text:c="8"/></text:span><text:span text:style-name="T2">blockSizePosition = get_offset</text:span></text:p>
            <text:p text:style-name="P1"><text:span text:style-name="T2"><text:s text:c="8"/></text:span><text:span text:style-name="T3">blockSizeIndex = bbwi.index</text:span></text:p>
            <text:p text:style-name="P1"><text:span text:style-name="T2"/></text:p>
            <text:p text:style-name="P1"><text:span text:style-name="T2">end_block</text:span></text:p>
            <text:p text:style-name="P1"><text:span text:style-name="T2"><text:s text:c="8"/></text:span><text:span text:style-name="T2">if !inBlock return</text:span></text:p>
            <text:p text:style-name="P1"><text:span text:style-name="T2"><text:s text:c="8"/></text:span><text:span text:style-name="T2">inBlock = false</text:span></text:p>
            <text:p text:style-name="P1"><text:span text:style-name="T2"><text:s text:c="8"/></text:span><text:span text:style-name="T2">if get_offset == blockSizePosition</text:span></text:p>
            <text:p text:style-name="P1"><text:span text:style-name="T2"><text:s text:c="16"/></text:span><text:span text:style-name="T2">back up</text:span></text:p>
            <text:p text:style-name="P1"><text:span text:style-name="T2"><text:s text:c="16"/></text:span><text:span text:style-name="T3">blockSizeIndex</text:span><text:span text:style-name="T2"> = blockSizePosition = -1</text:span></text:p>
            <text:p text:style-name="P1"><text:span text:style-name="T2"><text:s text:c="16"/></text:span><text:span text:style-name="T2">return</text:span></text:p>
            <text:p text:style-name="P1"><text:span text:style-name="T2"><text:s text:c="8"/></text:span><text:span text:style-name="T2">writes chunk length in saved position</text:span></text:p>
            <text:p text:style-name="P1"><text:span text:style-name="T2"><text:s text:c="8"/></text:span><text:span text:style-name="T3">blockSizeIndex</text:span><text:span text:style-name="T2"> = blockSizePosition = -1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8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Valuetype code 3 (end tag methods)" draw:style-name="dp1" draw:master-page-name="Default" presentation:presentation-page-layout-name="AL3T19">
        <draw:frame presentation:style-name="pr1" draw:text-style-name="P1" draw:layer="layout" svg:width="23.911cm" svg:height="3.507cm" svg:x="2.058cm" svg:y="1.743cm" presentation:class="title">
          <draw:text-box>
            <text:p text:style-name="P1">Valuetype code 3 (end tag methods)</text:p>
          </draw:text-box>
        </draw:frame>
        <draw:frame draw:style-name="gr7" draw:text-style-name="P4" draw:layer="layout" svg:width="26.246cm" svg:height="11.816cm" svg:x="0.917cm" svg:y="4.869cm">
          <draw:text-box>
            <text:p text:style-name="P1"><text:span text:style-name="T2">writeEndTag(boolean chunked)</text:span></text:p>
            <text:p text:style-name="P1"><text:span text:style-name="T2"><text:s text:c="8"/></text:span><text:span text:style-name="T2">if chunked</text:span></text:p>
            <text:p text:style-name="P1"><text:span text:style-name="T2"><text:s text:c="16"/></text:span><text:span text:style-name="T2">if get_offset == end_flag_position</text:span></text:p>
            <text:p text:style-name="P1"><text:span text:style-name="T2"><text:s text:c="24"/></text:span><text:span text:style-name="T2">if bbwi.index == end_flag_index</text:span></text:p>
            <text:p text:style-name="P1"><text:span text:style-name="T2"><text:s text:c="32"/></text:span><text:span text:style-name="T2">end tag compaction</text:span></text:p>
            <text:p text:style-name="P1"><text:span text:style-name="T2"><text:s text:c="24"/></text:span><text:span text:style-name="T2">else</text:span></text:p>
            <text:p text:style-name="P1"><text:span text:style-name="T2"><text:s text:c="32"/></text:span><text:span text:style-name="T2">new fragment, just write new end tag</text:span></text:p>
            <text:p text:style-name="P1"><text:span text:style-name="T2"><text:s text:c="16"/></text:span><text:span text:style-name="T2">writeNestingLevel</text:span></text:p>
            <text:p text:style-name="P1"><text:span text:style-name="T2"><text:s text:c="16"/></text:span><text:span text:style-name="T2">end_flag_index = bbwi.index</text:span></text:p>
            <text:p text:style-name="P1"><text:span text:style-name="T2"><text:s text:c="16"/></text:span><text:span text:style-name="T2">end_flag_position = get_offset</text:span></text:p>
            <text:p text:style-name="P1"><text:span text:style-name="T2"><text:s text:c="16"/></text:span><text:span text:style-name="T2">chunkedValueNestingLevel++</text:span></text:p>
            <text:p text:style-name="P1"><text:span text:style-name="T2"><text:s text:c="8"/></text:span><text:span text:style-name="T2">end_flag++</text:span></text:p>
            <text:p text:style-name="P1"><text:span text:style-name="T2"/></text:p>
            <text:p text:style-name="P1"><text:span text:style-name="T2"/></text:p>
            <text:p text:style-name="P1"><text:span text:style-name="T2">writeNestinglevel</text:span></text:p>
            <text:p text:style-name="P1"><text:span text:style-name="T2"><text:s text:c="8"/></text:span><text:span text:style-name="T2">Writes either end_flag or chunkedValueNestingLevel</text:span></text:p>
            <text:p text:style-name="P1"><text:span text:style-name="T2"><text:s text:c="8"/></text:span><text:span text:style-name="T2">depending on ORB version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9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Example 1" draw:style-name="dp1" draw:master-page-name="Default" presentation:presentation-page-layout-name="AL3T19">
        <draw:frame draw:style-name="gr8" draw:text-style-name="P5" draw:layer="layout" svg:width="24.835cm" svg:height="15.159cm" svg:x="1.594cm" svg:y="4.329cm">
          <draw:text-box>
            <text:p text:style-name="P1"><text:span text:style-name="T4"/></text:p>
            <text:p text:style-name="P1"><text:span text:style-name="T4">custom marshaled valuetype A</text:span></text:p>
            <text:p text:style-name="P1"><text:span text:style-name="T4"><text:s text:c="3"/></text:span><text:span text:style-name="T4">contains</text:span></text:p>
            <text:p text:style-name="P1"><text:span text:style-name="T4"><text:s text:c="6"/></text:span><text:span text:style-name="T4">valuetype B which contains nothing</text:span></text:p>
            <text:p text:style-name="P1"><text:span text:style-name="T4"><text:s text:c="6"/></text:span><text:span text:style-name="T4">CORBA long</text:span></text:p>
            <text:p text:style-name="P1"><text:span text:style-name="T4"/></text:p>
            <text:p text:style-name="P1"><text:span text:style-name="T4">Marshaling code does the following:</text:span></text:p>
            <text:p text:style-name="P1"><text:span text:style-name="T4"/></text:p>
            <text:p text:style-name="P1"><text:span text:style-name="T4">1. <text:s/>Writes valuetag for A [write_value]</text:span></text:p>
            <text:p text:style-name="P1"><text:span text:style-name="T4">2. <text:s/>Writes codebase &amp; repId for A [write_value]</text:span></text:p>
            <text:p text:style-name="P1"><text:span text:style-name="T4">3. <text:s/>Opens a chunk (writes a CORBA long) [start_block]</text:span></text:p>
            <text:p text:style-name="P1"><text:span text:style-name="T4">4. <text:s/>Closes chunk since beginning B. <text:s/>Thus, backs up 4 bytes, erasing the chunk length. <text:s/></text:span><text:span text:style-name="T5">0 length chunks are illegal!</text:span><text:span text:style-name="T6"> [end_block]</text:span></text:p>
            <text:p text:style-name="P1"><text:span text:style-name="T4">5. <text:s/>Writes valuetag for B [write_value]</text:span></text:p>
            <text:p text:style-name="P1"><text:span text:style-name="T4">6. <text:s/>Writes codebase &amp; repId for B [write_value]</text:span></text:p>
            <text:p text:style-name="P1"><text:span text:style-name="T4">7. <text:s/>Opens a chunk since mustChunk is true [start_block]</text:span></text:p>
            <text:p text:style-name="P1"><text:span text:style-name="T4">8. <text:s/>Closes chunk since B is finished. <text:s/>Since it wrote no data, we back up over the chunk again, erasing it. [end_block]</text:span></text:p>
            <text:p text:style-name="P1"><text:span text:style-name="T4">9. <text:s/>Writes an end tag of -2 showing that the first nested custom marshaled type ends here. [writeEndTag]</text:span></text:p>
            <text:p text:style-name="P1"><text:span text:style-name="T4">10. <text:s/>Opens new chunk to continue A's data (mustChunk is still true) [write_value]</text:span></text:p>
            <text:p text:style-name="P1"><text:span text:style-name="T4">11. <text:s/>Back in A's marshaling code, so writes A's long. [write_value]</text:span></text:p>
            <text:p text:style-name="P1"><text:span text:style-name="T4">12. <text:s/>Closes chunk, going back to update the chunk length to be 4 [end_block]</text:span></text:p>
            <text:p text:style-name="P1"><text:span text:style-name="T4">13. <text:s/>Writes an end tag of -1 [writeEndTag]</text:span></text:p>
            <text:p text:style-name="P1"><text:span text:style-name="T4">14. <text:s/>mustChunk is now false, so does not open new chunk [write_value]</text:span></text:p>
            <text:p text:style-name="P1"><text:span text:style-name="T4"/></text:p>
          </draw:text-box>
        </draw:frame>
        <draw:frame presentation:style-name="pr1" draw:text-style-name="P1" draw:layer="layout" svg:width="23.911cm" svg:height="3.507cm" svg:x="2.058cm" svg:y="1.743cm" presentation:class="title">
          <draw:text-box>
            <text:p text:style-name="P1">Example 1</text:p>
          </draw:text-box>
        </draw:frame>
        <presentation:notes draw:style-name="dp2">
          <draw:page-thumbnail draw:style-name="gr1" draw:layer="layout" svg:width="12.767cm" svg:height="9.575cm" svg:x="4.411cm" svg:y="2.794cm" draw:page-number="10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Chunking &amp; Fragmentation 1" draw:style-name="dp1" draw:master-page-name="Default" presentation:presentation-page-layout-name="AL3T19">
        <draw:frame presentation:style-name="pr1" draw:text-style-name="P1" draw:layer="layout" svg:width="23.911cm" svg:height="3.507cm" svg:x="2.058cm" svg:y="1.743cm" presentation:class="title">
          <draw:text-box>
            <text:p text:style-name="P1">Chunking &amp; Fragmentation 1</text:p>
          </draw:text-box>
        </draw:frame>
        <draw:frame draw:style-name="gr9" draw:text-style-name="P3" draw:layer="layout" svg:width="25.083cm" svg:height="13.906cm" svg:x="1.481cm" svg:y="5.257cm">
          <draw:text-box>
            <text:p text:style-name="P1"><text:span text:style-name="T1">CDROutputStream_1_2</text:span></text:p>
            <text:p text:style-name="P1"><text:span text:style-name="T1"/></text:p>
            <text:p text:style-name="P1"><text:span text:style-name="T1">Variables:</text:span></text:p>
            <text:p text:style-name="P1"><text:span text:style-name="T1"/></text:p>
            <text:p text:style-name="P1"><text:span text:style-name="T1">boolean primitiveAcrossFragmentedChunk</text:span></text:p>
            <text:p text:style-name="P1"><text:span text:style-name="T1">boolean specialChunk</text:span></text:p>
            <text:p text:style-name="P1"><text:span text:style-name="T1"/></text:p>
            <text:p text:style-name="P1"><text:span text:style-name="T1">Methods:</text:span></text:p>
            <text:p text:style-name="P1"><text:span text:style-name="T1"/></text:p>
            <text:p text:style-name="P1"><text:span text:style-name="T1">handleSpecialChunkBegin(int data length)</text:span></text:p>
            <text:p text:style-name="P1"><text:span text:style-name="T1">handleSpecialChunkEnd</text:span></text:p>
            <text:p text:style-name="P1"><text:span text:style-name="T1"/></text:p>
            <text:p text:style-name="P1"><text:span text:style-name="T1">checkPrimitiveAcrossFragmentedChunk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2.767cm" svg:height="9.575cm" svg:x="4.411cm" svg:y="2.794cm" draw:page-number="11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Chunking &amp; Fragmentation 2" draw:style-name="dp1" draw:master-page-name="Default" presentation:presentation-page-layout-name="AL2T1">
        <draw:frame presentation:style-name="pr1" draw:text-style-name="P1" draw:layer="layout" svg:width="23.911cm" svg:height="3.507cm" svg:x="2.058cm" svg:y="1.743cm" presentation:class="title">
          <draw:text-box>
            <text:p text:style-name="P1">Chunking and Fragmentation 2</text:p>
          </draw:text-box>
        </draw:frame>
        <draw:frame presentation:style-name="pr4" draw:text-style-name="P2" draw:layer="layout" svg:width="23.911cm" svg:height="13.313cm" svg:x="2.058cm" svg:y="5.838cm" presentation:class="outline">
          <draw:text-box>
            <text:list text:style-name="L3">
              <text:list-item>
                <text:p text:style-name="P2">Before “special” writes (arrays of primitives, string/wstring data, indirections), call handleSpecialChunkBegin with the total size in bytes of desired data</text:p>
              </text:list-item>
            </text:list>
            <text:list text:style-name="L3">
              <text:list-item>
                <text:p text:style-name="P2">Afterwards, call handleSpecialChunkEnd</text:p>
              </text:list-item>
            </text:list>
            <text:list text:style-name="L3">
              <text:list-item>
                <text:p text:style-name="P2">Primitives are overridden in 1_2 to call checkPrimitiveAcrossFragmentedChunk after writing, but don't use handleSpecialChunk methods (ABLE TO REUSE?)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2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Chunking &amp; Fragmentation 3" draw:style-name="dp1" draw:master-page-name="Default" presentation:presentation-page-layout-name="AL3T19">
        <draw:frame presentation:style-name="pr1" draw:text-style-name="P1" draw:layer="layout" svg:width="23.911cm" svg:height="3.507cm" svg:x="2.058cm" svg:y="1.743cm" presentation:class="title">
          <draw:text-box>
            <text:p text:style-name="P1">Chunking and Fragmentation 3</text:p>
          </draw:text-box>
        </draw:frame>
        <draw:frame draw:style-name="gr10" draw:text-style-name="P4" draw:layer="layout" svg:width="26.634cm" svg:height="17.376cm" svg:x="0.635cm" svg:y="4.445cm">
          <draw:text-box>
            <text:p text:style-name="P1"><text:span text:style-name="T2">CDROutputStream_1_2</text:span></text:p>
            <text:p text:style-name="P1"><text:span text:style-name="T2"/></text:p>
            <text:p text:style-name="P1"><text:span text:style-name="T2">handleSpecialChunkBegin(int data length)</text:span></text:p>
            <text:p text:style-name="P1"><text:span text:style-name="T2"><text:s text:c="8"/></text:span><text:span text:style-name="T2">if inBlock and data length + bbwi.index &gt; bbwi.buflen</text:span></text:p>
            <text:p text:style-name="P1"><text:span text:style-name="T2"><text:s text:c="16"/></text:span><text:span text:style-name="T2">writes chunk length including data length</text:span></text:p>
            <text:p text:style-name="P1"><text:span text:style-name="T2"><text:s text:c="16"/></text:span><text:span text:style-name="T2">specialChunk = true</text:span></text:p>
            <text:p text:style-name="P1"><text:span text:style-name="T2"/></text:p>
            <text:p text:style-name="P1"><text:span text:style-name="T2">grow(alignment boundary, data size)</text:span></text:p>
            <text:p text:style-name="P1"><text:span text:style-name="T2"><text:s text:c="8"/></text:span><text:span text:style-name="T2">local handleChunk = inBlock &amp;&amp; !specialChunk</text:span></text:p>
            <text:p text:style-name="P1"><text:span text:style-name="T2"><text:s text:c="8"/></text:span><text:span text:style-name="T2">if (handleChunk)</text:span></text:p>
            <text:p text:style-name="P1"><text:span text:style-name="T2"><text:s text:c="16"/></text:span><text:span text:style-name="T2">writes chunk length (including data size)</text:span></text:p>
            <text:p text:style-name="P1"><text:span text:style-name="T2"><text:s text:c="8"/></text:span><text:span text:style-name="T2">buffermanager.overflow</text:span></text:p>
            <text:p text:style-name="P1"><text:span text:style-name="T2"><text:s text:c="8"/></text:span><text:span text:style-name="T2">if fragmented</text:span></text:p>
            <text:p text:style-name="P1"><text:span text:style-name="T2"><text:s text:c="16"/></text:span><text:span text:style-name="T2">update fragmentOffset</text:span></text:p>
            <text:p text:style-name="P1"><text:span text:style-name="T2"><text:s text:c="16"/></text:span><text:span text:style-name="T2">if handleChunk</text:span></text:p>
            <text:p text:style-name="P1"><text:span text:style-name="T2"><text:s text:c="24"/></text:span><text:span text:style-name="T2">primitiveAcrossFragmentedChunk = true</text:span></text:p>
            <text:p text:style-name="P1"><text:span text:style-name="T2"/></text:p>
            <text:p text:style-name="P1"><text:span text:style-name="T2">handleSpecialChunkEnd</text:span></text:p>
            <text:p text:style-name="P1"><text:span text:style-name="T2"><text:s text:c="8"/></text:span><text:span text:style-name="T2">if inBlock and specialChunk</text:span></text:p>
            <text:p text:style-name="P1"><text:span text:style-name="T2"><text:s text:c="16"/></text:span><text:span text:style-name="T2">inBlock = false</text:span></text:p>
            <text:p text:style-name="P1"><text:span text:style-name="T2"><text:s text:c="16"/></text:span><text:span text:style-name="T2">blockSizeIndex = blockSizePosition = -1</text:span></text:p>
            <text:p text:style-name="P1"><text:span text:style-name="T2"><text:s text:c="16"/></text:span><text:span text:style-name="T2">start_block</text:span></text:p>
            <text:p text:style-name="P1"><text:span text:style-name="T2"><text:s text:c="16"/></text:span><text:span text:style-name="T2">specialChunk = false</text:span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2.767cm" svg:height="9.575cm" svg:x="4.411cm" svg:y="2.794cm" draw:page-number="13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Example 2" draw:style-name="dp1" draw:master-page-name="Default" presentation:presentation-page-layout-name="AL3T19">
        <draw:frame presentation:style-name="pr1" draw:text-style-name="P1" draw:layer="layout" svg:width="23.911cm" svg:height="3.507cm" svg:x="2.058cm" svg:y="1.743cm" presentation:class="title">
          <draw:text-box>
            <text:p text:style-name="P1">Example 2</text:p>
          </draw:text-box>
        </draw:frame>
        <draw:frame draw:style-name="gr11" draw:text-style-name="P5" draw:layer="layout" svg:width="26.729cm" svg:height="14.093cm" svg:x="0.932cm" svg:y="4.449cm">
          <draw:text-box>
            <text:p text:style-name="P1"><text:span text:style-name="T4">custom marshaled valuetype A</text:span></text:p>
            <text:p text:style-name="P1"><text:span text:style-name="T4"><text:s text:c="3"/></text:span><text:span text:style-name="T4">contains</text:span></text:p>
            <text:p text:style-name="P1"><text:span text:style-name="T4"><text:s text:c="6"/></text:span><text:span text:style-name="T4">octet array N of length 1024</text:span></text:p>
            <text:p text:style-name="P1"><text:span text:style-name="T4"/></text:p>
            <text:p text:style-name="P1"><text:span text:style-name="T4">ORB fragment size 1024, GIOP 1.2.</text:span></text:p>
            <text:p text:style-name="P1"><text:span text:style-name="T4"/></text:p>
            <text:p text:style-name="P1"><text:span text:style-name="T4">Let's say we actually begin marshaling valuetype A at index 512 with a repository ID of 16 chars and no codebase URL. <text:s/>(Note that CORBA strings have a null appended, so length will be written as 17.)</text:span></text:p>
            <text:p text:style-name="P1"><text:span text:style-name="T4"/></text:p>
            <text:p text:style-name="P1"><text:span text:style-name="T4">1. <text:s/>Writes valuetag for A [write_value] -&gt; 512 + 4 = 516</text:span></text:p>
            <text:p text:style-name="P1"><text:span text:style-name="T4">2. <text:s/>Writes repId for A [write_value] -&gt; 516 + 4 + 16 + 1 = 537 </text:span></text:p>
            <text:p text:style-name="P1"><text:span text:style-name="T4">3. <text:s/>Opens a chunk (writes a CORBA long) [start_block] -&gt; 537 + 3 + 4 = 544</text:span></text:p>
            <text:p text:style-name="P1"><text:span text:style-name="T4"><text:s text:c="4"/></text:span><text:span text:style-name="T4">(3 bytes of alignment)</text:span></text:p>
            <text:p text:style-name="P1"><text:span text:style-name="T4">4. <text:s/>write_octet_array calls handleSpecialChunkBegin(2048) which</text:span></text:p>
            <text:p text:style-name="P1"><text:span text:style-name="T4">4a. <text:s text:c="4"/>Writes chunk length as 2048</text:span></text:p>
            <text:p text:style-name="P1"><text:span text:style-name="T4">4b. <text:s text:c="4"/>Sets specialChunk to true</text:span></text:p>
            <text:p text:style-name="P1"><text:span text:style-name="T4">5. <text:s/>write_octet_array calls internalWriteOctetArray (**)</text:span></text:p>
            <text:p text:style-name="P1"><text:span text:style-name="T4">6. <text:s/>Writes 1024 - 544 = 480 bytes</text:span></text:p>
            <text:p text:style-name="P1"><text:span text:style-name="T4">7. <text:s/>Calls alignAndReserve which calls grow</text:span></text:p>
            <text:p text:style-name="P1"><text:span text:style-name="T4">7a. <text:s text:c="4"/>handleChunk = inBlock &amp;&amp; !specialChunk = false</text:span></text:p>
            <text:p text:style-name="P1"><text:span text:style-name="T4">7b. <text:s text:c="4"/>!handleChunk so doesn't touch chunk length, doesn't open new chunk</text:span></text:p>
            <text:p text:style-name="P1"><text:span text:style-name="T4">8. <text:s/>Now in next fragment at index 16 (GIOP 1.2 fragment header first)</text:span></text:p>
            <text:p text:style-name="P1"><text:span text:style-name="T4">9. <text:s/>internalWriteOctetArray continues to write remaining 1024 - 480 = 544 bytes</text:span></text:p>
            <text:p text:style-name="P1"><text:span text:style-name="T4">10. handleSpecialChunkEnd called which starts a new chunk</text:span></text:p>
            <text:p text:style-name="P1"><text:span text:style-name="T4"/></text:p>
          </draw:text-box>
        </draw:frame>
        <presentation:notes draw:style-name="dp2">
          <draw:page-thumbnail draw:style-name="gr1" draw:layer="layout" svg:width="12.767cm" svg:height="9.575cm" svg:x="4.411cm" svg:y="2.794cm" draw:page-number="14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Chunking &amp; Fragmentation 4" draw:style-name="dp1" draw:master-page-name="Default" presentation:presentation-page-layout-name="AL3T19">
        <draw:frame presentation:style-name="pr1" draw:text-style-name="P1" draw:layer="layout" svg:width="23.911cm" svg:height="3.507cm" svg:x="2.058cm" svg:y="1.743cm" presentation:class="title">
          <draw:text-box>
            <text:p text:style-name="P1">Chunking and Fragmenation 4</text:p>
          </draw:text-box>
        </draw:frame>
        <draw:frame draw:style-name="gr5" draw:text-style-name="P4" draw:layer="layout" svg:width="26.176cm" svg:height="13.206cm" svg:x="0.917cm" svg:y="4.869cm">
          <draw:text-box>
            <text:p text:style-name="P1"><text:span text:style-name="T2">CDROutputStream_1_2</text:span></text:p>
            <text:p text:style-name="P1"><text:span text:style-name="T2"/></text:p>
            <text:p text:style-name="P1"><text:span text:style-name="T2">grow(alignment boundary, data size)</text:span></text:p>
            <text:p text:style-name="P1"><text:span text:style-name="T2"><text:s text:c="8"/></text:span><text:span text:style-name="T2">local handleChunk = inBlock &amp;&amp; !specialChunk</text:span></text:p>
            <text:p text:style-name="P1"><text:span text:style-name="T2"><text:s text:c="8"/></text:span><text:span text:style-name="T2">if (handleChunk)</text:span></text:p>
            <text:p text:style-name="P1"><text:span text:style-name="T2"><text:s text:c="16"/></text:span><text:span text:style-name="T2">writes chunk length (including data size)</text:span></text:p>
            <text:p text:style-name="P1"><text:span text:style-name="T2"><text:s text:c="8"/></text:span><text:span text:style-name="T2">buffermanager.overflow</text:span></text:p>
            <text:p text:style-name="P1"><text:span text:style-name="T2"><text:s text:c="8"/></text:span><text:span text:style-name="T2">if fragmented</text:span></text:p>
            <text:p text:style-name="P1"><text:span text:style-name="T2"><text:s text:c="16"/></text:span><text:span text:style-name="T2">update fragmentOffset</text:span></text:p>
            <text:p text:style-name="P1"><text:span text:style-name="T2"><text:s text:c="16"/></text:span><text:span text:style-name="T2">if handleChunk</text:span></text:p>
            <text:p text:style-name="P1"><text:span text:style-name="T2"><text:s text:c="24"/></text:span><text:span text:style-name="T2">primitiveAcrossFragmentedChunk = true</text:span></text:p>
            <text:p text:style-name="P1"><text:span text:style-name="T2"/></text:p>
            <text:p text:style-name="P1"><text:span text:style-name="T2"/></text:p>
            <text:p text:style-name="P1"><text:span text:style-name="T2">checkPrimitiveAcrossFragmentedChunk</text:span></text:p>
            <text:p text:style-name="P1"><text:span text:style-name="T2"><text:s text:c="8"/></text:span><text:span text:style-name="T2">if primitiveAcrossFragmentedChunk</text:span></text:p>
            <text:p text:style-name="P1"><text:span text:style-name="T2"><text:s text:c="16"/></text:span><text:span text:style-name="T2">primitiveAcrossFragmentedChunk = false</text:span></text:p>
            <text:p text:style-name="P1"><text:span text:style-name="T2"><text:s text:c="16"/></text:span><text:span text:style-name="T2">inBlock = false</text:span></text:p>
            <text:p text:style-name="P1"><text:span text:style-name="T2"><text:s text:c="16"/></text:span><text:span text:style-name="T2">blockSizeIndex = blockSizePosition = -1</text:span></text:p>
            <text:p text:style-name="P1"><text:span text:style-name="T2"><text:s text:c="16"/></text:span><text:span text:style-name="T2">start_block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5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Example 3" draw:style-name="dp1" draw:master-page-name="Default" presentation:presentation-page-layout-name="AL3T19">
        <draw:frame presentation:style-name="pr1" draw:text-style-name="P1" draw:layer="layout" svg:width="23.911cm" svg:height="3.507cm" svg:x="2.058cm" svg:y="1.743cm" presentation:class="title">
          <draw:text-box>
            <text:p text:style-name="P1">Example 3</text:p>
          </draw:text-box>
        </draw:frame>
        <draw:frame draw:style-name="gr12" draw:text-style-name="P5" draw:layer="layout" svg:width="26.308cm" svg:height="16.297cm" svg:x="0.902cm" svg:y="4.239cm">
          <draw:text-box>
            <text:p text:style-name="P1"><text:span text:style-name="T4"/></text:p>
            <text:p text:style-name="P1"><text:span text:style-name="T4">GIOP 1.2 in a custom valuetype. <text:s/>Already have a chunk open (specialChunk is false).</text:span></text:p>
            <text:p text:style-name="P1"><text:span text:style-name="T4"/></text:p>
            <text:p text:style-name="P1"><text:span text:style-name="T4">Fragment size 1024, and we're currently at index 1021 and want to write a CORBA long (4 bytes).</text:span></text:p>
            <text:p text:style-name="P1"><text:span text:style-name="T4"/></text:p>
            <text:p text:style-name="P1"><text:span text:style-name="T4">Will want 3 bytes of alignment plus 4 bytes of data, but that won't all fit in this fragment.</text:span></text:p>
            <text:p text:style-name="P1"><text:span text:style-name="T4"/></text:p>
            <text:p text:style-name="P1"><text:span text:style-name="T4">1. <text:s/>alignAndReserve(4, 4) advances the index to 1024 and calls grow(4, 4)</text:span></text:p>
            <text:p text:style-name="P1"><text:span text:style-name="T4">2. <text:s/>handleChunk = inBlock &amp;&amp; !specialChunk = true</text:span></text:p>
            <text:p text:style-name="P1"><text:span text:style-name="T4">3. <text:s/>Writes chunk length as current length (through index 1024) plus 4</text:span></text:p>
            <text:p text:style-name="P1"><text:span text:style-name="T4"><text:s text:c="4"/></text:span><text:span text:style-name="T4">(This works since GIOP 1.2 fragment header ends on 16 byte boundary)</text:span></text:p>
            <text:p text:style-name="P1"><text:span text:style-name="T4">4. <text:s/>Fragments, primitiveAcrossFragmentedChunk -&gt; true</text:span></text:p>
            <text:p text:style-name="P1"><text:span text:style-name="T4">5. <text:s/>GIOP 1.2 fragment header is written (ends at byte 16)</text:span></text:p>
            <text:p text:style-name="P1"><text:span text:style-name="T4">6. <text:s/>write_long actually writes the bytes of the long</text:span></text:p>
            <text:p text:style-name="P1"><text:span text:style-name="T4">7. <text:s/>write_long calls checkPrimitiveAcrossFragmentedChunk</text:span></text:p>
            <text:p text:style-name="P1"><text:span text:style-name="T4">8. <text:s/>checkPrimitiveAcrossFragmentedChunk</text:span></text:p>
            <text:p text:style-name="P1"><text:span text:style-name="T4">8a. <text:s text:c="4"/>primitiveAcrossFragmentedChunk -&gt; false</text:span></text:p>
            <text:p text:style-name="P1"><text:span text:style-name="T4">8b. <text:s text:c="4"/>opens new chunk (start_block)</text:span></text:p>
            <text:p text:style-name="P1"><text:span text:style-name="T4"/></text:p>
            <text:p text:style-name="P1"><text:span text:style-name="T4">NOTE: <text:s/>This allows the write_xxxx_array methods to still call the individual write_xxxx methods without mangling the variables, and was a fast fix. <text:s/>Could probably reuse specialChunk if the array methods called internal write methods instead which themselves don't call handleSpecialChunkBegin/End.</text:span></text:p>
            <text:p text:style-name="P1"><text:span text:style-name="T4"><text:s text:c="2"/></text:span></text:p>
            <text:p text:style-name="P1"><text:span text:style-name="T4"/></text:p>
            <text:p text:style-name="P1"><text:span text:style-name="T4"/></text:p>
          </draw:text-box>
        </draw:frame>
        <presentation:notes draw:style-name="dp2">
          <draw:page-thumbnail draw:style-name="gr1" draw:layer="layout" svg:width="12.767cm" svg:height="9.575cm" svg:x="4.411cm" svg:y="2.794cm" draw:page-number="16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4cm" svg:x="2.19cm" svg:y="2cm" draw:page-number="1"/>
      <draw:page-thumbnail draw:layer="backgroundobjects" svg:width="10.392cm" svg:height="7.794cm" svg:x="15.357cm" svg:y="2cm"/>
      <draw:page-thumbnail draw:layer="backgroundobjects" svg:width="10.392cm" svg:height="7.794cm" svg:x="2.19cm" svg:y="11.795cm"/>
      <draw:page-thumbnail draw:layer="backgroundobjects" svg:width="10.392cm" svg:height="7.794cm" svg:x="15.357cm" svg:y="11.795cm"/>
    </style:handout-master>
    <style:master-page style:name="Default" style:page-layout-name="PM1" draw:style-name="dp1">
      <draw:frame presentation:style-name="Default-title" draw:layer="backgroundobjects" svg:width="23.911cm" svg:height="3.506cm" svg:x="2.058cm" svg:y="1.743cm" presentation:class="title" presentation:placeholder="true">
        <draw:text-box/>
      </draw:frame>
      <draw:frame presentation:style-name="Default-outline1" draw:layer="backgroundobjects" svg:width="23.911cm" svg:height="13.229cm" svg:x="2.058cm" svg:y="5.838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2-05-30T12:18:35</meta:creation-date>
    <dc:date>2002-06-06T16:31:42</dc:date>
    <meta:print-date>2002-06-06T14:13:39</meta:print-date>
    <dc:language>en-US</dc:language>
    <meta:editing-cycles>14</meta:editing-cycles>
    <meta:editing-duration>PT1H47M30S</meta:editing-duration>
    <meta:user-defined meta:name="Info 1"/>
    <meta:user-defined meta:name="Info 2"/>
    <meta:user-defined meta:name="Info 3"/>
    <meta:user-defined meta:name="Info 4"/>
    <meta:document-statistic meta:object-count="74"/>
  </office:meta>
</office:document-meta>
</file>